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F00005102000027175B152AA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9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g draw:name="Group 19">
          <draw:frame draw:name="Picture 15" draw:style-name="gr1" draw:text-style-name="P1" draw:layer="layout" svg:width="26.442cm" svg:height="16.534cm" svg:x="0.758cm" svg:y="2.2cm">
            <draw:image xlink:href="Pictures/2000000F00005102000027175B152AA6.wmf" xlink:type="simple" xlink:show="embed" xlink:actuate="onLoad">
              <text:p/>
            </draw:image>
          </draw:frame>
          <draw:custom-shape draw:name="Rectangle 16" draw:style-name="gr2" draw:text-style-name="P2" draw:layer="layout" svg:width="0.475cm" svg:height="0.614cm" svg:x="25.296cm" svg:y="7.3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" draw:layer="layout" svg:width="0.475cm" svg:height="0.614cm" svg:x="25.296cm" svg:y="9.1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2" draw:layer="layout" svg:width="0.475cm" svg:height="0.615cm" svg:x="7.905cm" svg:y="3.6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14:30:58</meta:creation-date>
    <dc:date>2013-01-27T14:50:54</dc:date>
    <dc:creator>Jeff Gomes</dc:creator>
    <meta:editing-duration>PT18M52S</meta:editing-duration>
    <meta:editing-cycles>2</meta:editing-cycles>
    <meta:generator>LibreOffice/3.5$Linux_X86_64 LibreOffice_project/350m1$Build-2</meta:generator>
    <meta:document-statistic meta:object-count="28"/>
  </office:meta>
</office:document-meta>
</file>